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 style:data-style-name="N111"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 table:number-columns-repeated="2"/>
          <table:table-cell table:style-name="ce3"/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 table:number-columns-repeated="2"/>
          <table:table-cell table:style-name="ce3" office:value-type="string">
            <text:p>20210216_110625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 table:number-columns-repeated="2"/>
          <table:table-cell table:style-name="ce3" office:value-type="string">
            <text:p>20210217_123203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 table:number-columns-repeated="2"/>
          <table:table-cell table:style-name="ce3" office:value-type="string">
            <text:p>20210217_123422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 table:number-columns-repeated="2"/>
          <table:table-cell table:style-name="ce3" office:value-type="string">
            <text:p>20210217_123601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can you move this bucket over there for me?</text:p>
          </table:table-cell>
          <table:table-cell table:style-name="ce3" table:number-columns-repeated="2"/>
          <table:table-cell table:style-name="ce3" office:value-type="string">
            <text:p>20210217_123601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 table:number-columns-repeated="2"/>
          <table:table-cell table:style-name="ce3" office:value-type="string">
            <text:p>20210217_124502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 table:number-columns-repeated="2"/>
          <table:table-cell table:style-name="ce3" office:value-type="string">
            <text:p>20210219_082617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 table:number-columns-repeated="2"/>
          <table:table-cell table:style-name="ce3" office:value-type="string">
            <text:p>20210223_111715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 table:number-columns-repeated="2"/>
          <table:table-cell table:style-name="ce3" office:value-type="string">
            <text:p>20210223_111906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string">
            <text:p>when did you arrive here this morning?</text:p>
          </table:table-cell>
          <table:table-cell table:style-name="ce3" table:number-columns-repeated="2"/>
          <table:table-cell table:style-name="ce3" office:value-type="string">
            <text:p>20210219_082617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3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23_112255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8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8" office:value-type="date" office:date-value="2021-02-26T14:24:12.210001">
            <text:p>0226 <text:s/>1424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8" office:value-type="date" office:date-value="2021-02-26T14:24:12.210001">
            <text:p>0226 <text:s/>1424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/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/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/>
          <table:table-cell table:style-name="ce6" office:value-type="date" office:date-value="2021-03-02T11:19:35.08">
            <text:p>0302 <text:s/>111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/>
          <table:table-cell table:style-name="ce6" office:value-type="date" office:date-value="2021-03-03T13:18:59.049999">
            <text:p>0303 <text:s/>1318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/>
          <table:table-cell table:style-name="ce6" office:value-type="date" office:date-value="2021-03-03T13:20:14.27">
            <text:p>0303 <text:s/>132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6" office:value-type="date" office:date-value="2021-03-05T14:58:57.42">
            <text:p>0305 <text:s/>1458</text:p>
          </table:table-cell>
          <table:table-cell table:style-name="ce6"/>
          <table:table-cell/>
          <table:table-cell table:style-name="ce7" table:formula="of:=NOW()" office:value-type="date" office:date-value="2021-03-05T15:01:33.52">
            <text:p>0305 <text:s/>1501</text:p>
          </table:table-cell>
          <table:table-cell table:number-columns-repeated="1016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6" office:value-type="date" office:date-value="2021-03-05T15:01:31.29">
            <text:p>0305 <text:s/>1501</text:p>
          </table:table-cell>
          <table:table-cell table:style-name="ce6"/>
          <table:table-cell/>
          <table:table-cell table:style-name="ce7" table:formula="of:=NOW()" office:value-type="date" office:date-value="2021-03-05T15:01:33.52">
            <text:p>0305 <text:s/>1501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7" table:formula="of:=NOW()" office:value-type="date" office:date-value="2021-03-05T15:01:33.52">
            <text:p>0305 <text:s/>1501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7" table:formula="of:=NOW()" office:value-type="date" office:date-value="2021-03-05T15:01:33.52">
            <text:p>0305 <text:s/>1501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7" table:formula="of:=NOW()" office:value-type="date" office:date-value="2021-03-05T15:01:33.52">
            <text:p>0305 <text:s/>1501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7" table:formula="of:=NOW()" office:value-type="date" office:date-value="2021-03-05T15:01:33.52">
            <text:p>0305 <text:s/>1501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7" table:formula="of:=NOW()" office:value-type="date" office:date-value="2021-03-05T15:01:33.52">
            <text:p>0305 <text:s/>1501</text:p>
          </table:table-cell>
          <table:table-cell table:number-columns-repeated="1016"/>
        </table:table-row>
        <table:table-row table:style-name="ro3">
          <table:table-cell table:number-columns-repeated="4" office:value-type="string">
            <text:p>*</text:p>
          </table:table-cell>
          <table:table-cell table:style-name="ce7" table:formula="of:=NOW()" office:value-type="date" office:date-value="2021-03-05T15:01:33.52">
            <text:p>0305 <text:s/>1501</text:p>
          </table:table-cell>
          <table:table-cell table:style-name="ce7" table:formula="of:=NOW()" office:value-type="date" office:date-value="2021-03-05T15:01:33.52">
            <text:p>0305 <text:s/>1501</text:p>
          </table:table-cell>
          <table:table-cell table:number-columns-repeated="2" office:value-type="string">
            <text:p>*</text:p>
          </table:table-cell>
          <table:table-cell table:number-columns-repeated="1016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5">2021/03/05</text:date>, <text:time>15:01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05T15:01:35.76</dc:date>
    <dc:creator>iwabuchi ken</dc:creator>
    <meta:editing-duration>PT1H22M9S</meta:editing-duration>
    <meta:editing-cycles>13</meta:editing-cycles>
    <meta:generator>OpenOffice/4.1.3$Win32 OpenOffice.org_project/413m1$Build-9783</meta:generator>
    <meta:document-statistic meta:table-count="3" meta:cell-count="192" meta:object-count="0"/>
  </office:meta>
</office:document-meta>
</file>